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8000" draw:marker-start="Dimension_20_Lines" draw:marker-start-width="0.508cm" draw:marker-end="Arrow" draw:marker-end-width="0.762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ff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80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934cm" svg:y1="4.199cm" svg:x2="7.625cm" svg:y2="9.707cm">
          <text:p text:style-name="P1"><text:span text:style-name="T1"/></text:p>
          <text:p text:style-name="P1"><text:span text:style-name="T1">X-ray in <text:s text:c="2"/></text:span></text:p>
        </draw:line>
        <draw:g>
          <draw:custom-shape draw:style-name="gr2" draw:text-style-name="P3" draw:layer="layout" svg:width="10.262cm" svg:height="0.127cm" svg:x="7.119cm" svg:y="10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7.599cm" svg:y="9.873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8.6cm" svg:y="9.873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frame draw:style-name="gr4" draw:text-style-name="P5" draw:layer="layout" svg:width="5.277cm" svg:height="1.195cm" svg:x="17.747cm" svg:y="9.593cm">
            <draw:text-box>
              <text:p text:style-name="P4"><text:span text:style-name="T2">n=1 <text:s/>K edge</text:span></text:p>
            </draw:text-box>
          </draw:frame>
        </draw:g>
        <draw:g>
          <draw:custom-shape draw:style-name="gr2" draw:text-style-name="P3" draw:layer="layout" svg:width="10.262cm" svg:height="0.127cm" svg:x="7.12cm" svg:y="6.3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7.6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8.601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9.6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10.601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11.6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" draw:text-style-name="P3" draw:layer="layout" svg:width="0.635cm" svg:height="0.635cm" svg:x="12.601cm" svg:y="6.0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frame draw:style-name="gr4" draw:text-style-name="P5" draw:layer="layout" svg:width="5.637cm" svg:height="1.195cm" svg:x="17.748cm" svg:y="5.794cm">
            <draw:text-box>
              <text:p text:style-name="P4"><text:span text:style-name="T2">n=2 <text:s/>L edges</text:span></text:p>
            </draw:text-box>
          </draw:frame>
        </draw:g>
        <draw:g>
          <draw:custom-shape draw:style-name="gr2" draw:text-style-name="P3" draw:layer="layout" svg:width="10.262cm" svg:height="0.127cm" svg:x="7.121cm" svg:y="4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draw:layer="layout" svg:width="0.33cm" svg:height="0.329cm" svg:x="7.601cm" svg:y="4.727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8.121cm" svg:y="4.7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29cm" svg:height="0.329cm" svg:x="8.64cm" svg:y="4.727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9.159cm" svg:y="4.7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9.678cm" svg:y="4.727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0.198cm" svg:y="4.7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0.717cm" svg:y="4.727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29cm" svg:height="0.329cm" svg:x="11.237cm" svg:y="4.7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1.755cm" svg:y="4.727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2.275cm" svg:y="4.7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</draw:g>
          <draw:frame draw:style-name="gr4" draw:text-style-name="P5" draw:layer="layout" svg:width="5.844cm" svg:height="1.195cm" svg:x="17.749cm" svg:y="4.295cm">
            <draw:text-box>
              <text:p text:style-name="P4"><text:span text:style-name="T2">n=3 <text:s/>M edges</text:span></text:p>
            </draw:text-box>
          </draw:frame>
        </draw:g>
        <draw:g>
          <draw:custom-shape draw:style-name="gr2" draw:text-style-name="P3" draw:layer="layout" svg:width="10.253cm" svg:height="0.136cm" svg:x="7.122cm" svg:y="3.9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33cm" svg:height="0.329cm" svg:x="7.602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1cm" svg:height="0.329cm" svg:x="8.122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8.642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9.162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9.682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0.202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1cm" svg:height="0.329cm" svg:x="10.721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1.242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1.761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2.282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2.801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1cm" svg:height="0.329cm" svg:x="13.321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3.841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4.361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4.881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5.401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1cm" svg:height="0.329cm" svg:x="15.92cm" svg:y="3.828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3" draw:layer="layout" svg:width="0.33cm" svg:height="0.329cm" svg:x="16.441cm" svg:y="3.829cm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</draw:g>
          <draw:frame draw:style-name="gr4" draw:text-style-name="P5" draw:layer="layout" svg:width="5.747cm" svg:height="1.195cm" svg:x="17.75cm" svg:y="3.396cm">
            <draw:text-box>
              <text:p text:style-name="P4"><text:span text:style-name="T2">n=4 <text:s/>N edg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uce Ravel</meta:initial-creator>
    <meta:creation-date>2008-07-31T14:10:48</meta:creation-date>
    <dc:creator>Bruce Ravel</dc:creator>
    <dc:date>2008-08-11T13:25:06</dc:date>
    <meta:editing-cycles>6</meta:editing-cycles>
    <meta:editing-duration>P1DT1H1M5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